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: </text:p>
      <text:list xml:id="list7930745890906726870" text:style-name="L1">
        <text:list-item>
          <text:p text:style-name="P1">Public electricity market/grid data</text:p>
        </text:list-item>
        <text:list-item>
          <text:p text:style-name="P1">Public weather/climate data</text:p>
        </text:list-item>
        <text:list-item>
          <text:p text:style-name="P1">Demand zone geographic data</text:p>
        </text:list-item>
        <text:list-item>
          <text:p text:style-name="P1">Novel data sets (?)</text:p>
        </text:list-item>
      </text:list>
      <text:p text:style-name="Standard"/>
      <text:p text:style-name="Standard"><text:tab/>Worth noting: </text:p>
      <text:list xml:id="list3630204802076943049" text:style-name="L2">
        <text:list-item>
          <text:list>
            <text:list-item>
              <text:list>
                <text:list-item>
                  <text:p text:style-name="P2">Prices are set at the province wide level by arms length regulatory agencies</text:p>
                </text:list-item>
                <text:list-item>
                  <text:p text:style-name="P2">Demand is subdivided in to geographic “demand zones”, some convex, some not</text:p>
                </text:list-item>
                <text:list-item>
                  <text:p text:style-name="P2">Weather/climate data is fairly complete at an hourly time scale</text:p>
                </text:list-item>
                <text:list-item>
                  <text:p text:style-name="P2">Market/grid data is very complete</text:p>
                  <text:list>
                    <text:list-item>
                      <text:p text:style-name="P2">Historical data (2002-1mo ago) is at hourly resolution</text:p>
                    </text:list-item>
                    <text:list-item>
                      <text:p text:style-name="P2">Real-time data (1mo ago-present) is at five minute resolution</text:p>
                    </text:list-item>
                    <text:list-item>
                      <text:p text:style-name="P2">Appears stationary across the yea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Processing:<text:tab/></text:p>
      <text:p text:style-name="Standard"/>
      <text:list xml:id="list8019065479282492829" text:style-name="L3">
        <text:list-item>
          <text:list>
            <text:list-item>
              <text:list>
                <text:list-item>
                  <text:p text:style-name="P3">Minimize linear structure:</text:p>
                  <text:list>
                    <text:list-item>
                      <text:p text:style-name="P3">Minimize auto-correlation</text:p>
                      <text:list>
                        <text:list-item>
                          <text:p text:style-name="P3">First differences</text:p>
                        </text:list-item>
                      </text:list>
                    </text:list-item>
                  </text:list>
                </text:list-item>
                <text:list-item>
                  <text:p text:style-name="P3">Normalization</text:p>
                </text:list-item>
                <text:list-item>
                  <text:p text:style-name="P3">Spatial averaging over demand zones</text:p>
                </text:list-item>
                <text:list-item>
                  <text:p text:style-name="P3">Temporal averaging to smallest available resolution</text:p>
                  <text:p text:style-name="P3"/>
                </text:list-item>
              </text:list>
            </text:list-item>
          </text:list>
        </text:list-item>
      </text:list>
      <text:p text:style-name="Standard">Analysis: </text:p>
      <text:list xml:id="list3696706859562989028" text:style-name="L5">
        <text:list-item>
          <text:list>
            <text:list-item>
              <text:list>
                <text:list-item>
                  <text:p text:style-name="P5">Convergent cross mapping</text:p>
                  <text:list>
                    <text:list-item>
                      <text:p text:style-name="P5">estimating confidence/significance (?)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Questions/Hypotheses:</text:p>
      <text:p text:style-name="Standard"><text:tab/></text:p>
      <text:list xml:id="list8367020993995147724" text:style-name="L4">
        <text:list-item>
          <text:list>
            <text:list-item>
              <text:list>
                <text:list-item>
                  <text:p text:style-name="P4">Causal drivers: </text:p>
                  <text:list>
                    <text:list-item>
                      <text:p text:style-name="P4">Canonical drivers:</text:p>
                      <text:list>
                        <text:list-item>
                          <text:p text:style-name="P4">Weather/Climate:</text:p>
                          <text:list>
                            <text:list-item>
                              <text:p text:style-name="P4">Temperature (unidirectional)</text:p>
                            </text:list-item>
                            <text:list-item>
                              <text:p text:style-name="P4">Solar irradiance (unidirectional)</text:p>
                            </text:list-item>
                            <text:list-item>
                              <text:p text:style-name="P4">etc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Novel drivers:</text:p>
                      <text:list>
                        <text:list-item>
                          <text:p text:style-name="P4">Consumer behaviour</text:p>
                        </text:list-item>
                        <text:list-item>
                          <text:p text:style-name="P4">????</text:p>
                        </text:list-item>
                      </text:list>
                    </text:list-item>
                  </text:list>
                </text:list-item>
                <text:list-item>
                  <text:p text:style-name="P4">Market dynamics:</text:p>
                  <text:list>
                    <text:list-item>
                      <text:p text:style-name="P4">Demand – Price dynamics</text:p>
                      <text:list>
                        <text:list-item>
                          <text:p text:style-name="P4">Centralized vs. Decentralized control </text:p>
                          <text:list>
                            <text:list-item>
                              <text:p text:style-name="P4">Bottom up (Demand -&gt; Price)</text:p>
                            </text:list-item>
                            <text:list-item>
                              <text:p text:style-name="P4">Top down (Demand &lt;- Price)</text:p>
                            </text:list-item>
                            <text:list-item>
                              <text:p text:style-name="P4">Both (Demand &lt;-&gt; Pric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Aspects of a non-linear, non-black box method </text:p>
                  <text:list>
                    <text:list-item>
                      <text:p text:style-name="P4">State of the art methods in demand prediction use ANN's</text:p>
                      <text:list>
                        <text:list-item>
                          <text:p text:style-name="P4">RNN's</text:p>
                        </text:list-item>
                        <text:list-item>
                          <text:p text:style-name="P4">Time series to image based problem conversion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9T16:48:38.89</meta:creation-date>
    <dc:date>2022-01-09T17:19:54.75</dc:date>
    <meta:editing-duration>PT14M54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" meta:paragraph-count="44" meta:word-count="211" meta:character-count="1330"/>
  </office:meta>
</office:document-meta>
</file>